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6633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441cm"/>
    </style:style>
    <style:style style:name="gr8" style:family="graphic" style:parent-style-name="objectwithoutfill">
      <style:graphic-properties svg:stroke-color="#0084d1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042cm"/>
    </style:style>
    <style:style style:name="gr10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494cm"/>
    </style:style>
    <style:style style:name="gr12" style:family="graphic" style:parent-style-name="objectwithoutfill">
      <style:graphic-properties svg:stroke-color="#579d1c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2.126cm"/>
    </style:style>
    <style:style style:name="gr14" style:family="graphic" style:parent-style-name="standard">
      <style:graphic-properties draw:stroke="none" svg:stroke-color="#000000" draw:fill="none" draw:fill-color="#ffffff" fo:min-height="0.8cm"/>
    </style:style>
    <style:style style:name="gr15" style:family="graphic" style:parent-style-name="standard">
      <style:graphic-properties draw:stroke="none" svg:stroke-color="#000000" draw:fill="none" draw:fill-color="#ffffff" fo:min-height="2.4cm"/>
    </style:style>
    <style:style style:name="gr16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style:style style:name="P2" style:family="paragraph">
      <style:text-properties fo:color="#ff6633"/>
    </style:style>
    <style:style style:name="P3" style:family="paragraph">
      <style:text-properties fo:color="#0084d1"/>
    </style:style>
    <style:style style:name="P4" style:family="paragraph">
      <style:text-properties fo:color="#ff0000"/>
    </style:style>
    <style:style style:name="P5" style:family="paragraph">
      <style:text-properties fo:color="#579d1c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color="#ff6633" fo:font-size="18pt"/>
    </style:style>
    <style:style style:name="P9" style:family="paragraph">
      <style:text-properties fo:color="#0084d1" fo:font-size="18pt"/>
    </style:style>
    <style:style style:name="P10" style:family="paragraph">
      <style:text-properties fo:color="#579d1c" fo:font-size="18pt"/>
    </style:style>
    <style:style style:name="T1" style:family="text">
      <style:text-properties fo:color="#ff6633"/>
    </style:style>
    <style:style style:name="T2" style:family="text">
      <style:text-properties fo:color="#0084d1"/>
    </style:style>
    <style:style style:name="T3" style:family="text">
      <style:text-properties fo:color="#ff0000"/>
    </style:style>
    <style:style style:name="T4" style:family="text">
      <style:text-properties fo:color="#579d1c"/>
    </style:style>
    <style:style style:name="T5" style:family="text">
      <style:text-properties fo:font-size="18pt"/>
    </style:style>
    <style:style style:name="T6" style:family="text">
      <style:text-properties fo:color="#ff6633" fo:font-size="18pt"/>
    </style:style>
    <style:style style:name="T7" style:family="text">
      <style:text-properties fo:color="#0084d1" fo:font-size="18pt"/>
    </style:style>
    <style:style style:name="T8" style:family="text">
      <style:text-properties fo:color="#579d1c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97cm" svg:height="0.997cm" svg:x="5.331cm" svg:y="1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8.243cm" svg:height="1.793cm" svg:x="1.702cm" svg:y="4.173cm">
          <text:p text:style-name="P1">STATE_REQUES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8.243cm" svg:height="1.794cm" svg:x="1.702cm" svg:y="7.66cm">
          <text:p text:style-name="P1">STATE_IN_PROGR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8.243cm" svg:height="1.793cm" svg:x="1.702cm" svg:y="11.148cm">
          <text:p text:style-name="P1">STATE_PROCESS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8.243cm" svg:height="1.794cm" svg:x="1.799cm" svg:y="20.315cm">
          <text:p text:style-name="P1">STATE_CANCEL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1.067cm" svg:height="1.096cm" svg:x="5.387cm" svg:y="23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xml:id="id7" draw:id="id7" draw:layer="layout" svg:width="8.243cm" svg:height="1.793cm" svg:x="11.594cm" svg:y="11.148cm">
          <text:p text:style-name="P1">STATE_INVAL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1.067cm" svg:height="1.096cm" svg:x="5.29cm" svg:y="14.2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1" draw:layer="layout" draw:type="line" svg:x1="5.816cm" svg:y1="2.778cm" svg:x2="5.823cm" svg:y2="4.173cm" draw:start-shape="id1" draw:start-glue-point="8" draw:end-shape="id2" draw:end-glue-point="0" svg:d="M5816 2778l7 1395" svg:viewBox="0 0 8 1396">
          <text:p/>
        </draw:connector>
        <draw:connector draw:style-name="gr4" draw:text-style-name="P1" draw:layer="layout" draw:type="line" svg:x1="5.823cm" svg:y1="5.966cm" svg:x2="5.823cm" svg:y2="7.66cm" draw:start-shape="id2" draw:start-glue-point="2" draw:end-shape="id3" svg:d="M5823 5966v1694" svg:viewBox="0 0 1 1695">
          <text:p text:style-name="P1">worker starts processing</text:p>
          <text:p text:style-name="P1"/>
        </draw:connector>
        <draw:connector draw:style-name="gr4" draw:text-style-name="P1" draw:layer="layout" draw:type="line" svg:x1="5.823cm" svg:y1="9.454cm" svg:x2="5.823cm" svg:y2="11.148cm" draw:start-shape="id3" draw:start-glue-point="2" draw:end-shape="id4" svg:d="M5823 9454v1694" svg:viewBox="0 0 1 1695">
          <text:p text:style-name="P1">successful processing completion</text:p>
        </draw:connector>
        <draw:connector draw:style-name="gr5" draw:text-style-name="P1" draw:layer="layout" draw:type="line" svg:x1="5.823cm" svg:y1="12.941cm" svg:x2="5.824cm" svg:y2="14.237cm" draw:start-shape="id4" draw:start-glue-point="2" draw:end-shape="id5" draw:end-glue-point="4" svg:d="M5823 12941l1 1296" svg:viewBox="0 0 2 1297">
          <text:p/>
        </draw:connector>
        <draw:connector draw:style-name="gr6" draw:text-style-name="P1" draw:layer="layout" draw:line-skew="0cm 3.459cm" svg:x1="1.702cm" svg:y1="5.069cm" svg:x2="5.92cm" svg:y2="20.315cm" draw:start-shape="id2" draw:start-glue-point="3" draw:end-shape="id6" draw:end-glue-point="0" svg:d="M1702 5069h-502v11531h4720v3715" svg:viewBox="0 0 4721 15247">
          <text:p/>
        </draw:connector>
        <draw:connector draw:style-name="gr6" draw:text-style-name="P1" draw:layer="layout" draw:line-skew="0cm 1.715cm" svg:x1="1.702cm" svg:y1="8.557cm" svg:x2="5.92cm" svg:y2="20.315cm" draw:start-shape="id3" draw:start-glue-point="3" draw:end-shape="id6" draw:end-glue-point="0" svg:d="M1702 8557h-502v8043h4720v3715" svg:viewBox="0 0 4721 11759">
          <text:p/>
        </draw:connector>
        <draw:frame draw:style-name="gr7" draw:text-style-name="P2" draw:layer="layout" svg:width="15.586cm" svg:height="2.691cm" svg:x="1.214cm" svg:y="17.509cm">
          <draw:text-box>
            <text:p><text:span text:style-name="T1">manual request to skip</text:span></text:p>
            <text:p><text:span text:style-name="T1">OR </text:span></text:p>
            <text:p><text:span text:style-name="T1">creation_time is older than LIFE_SUPPORT_HOURS</text:span></text:p>
          </draw:text-box>
        </draw:frame>
        <draw:connector draw:style-name="gr8" draw:text-style-name="P1" draw:layer="layout" svg:x1="9.945cm" svg:y1="5.069cm" svg:x2="15.715cm" svg:y2="11.148cm" draw:start-shape="id2" draw:start-glue-point="1" draw:end-shape="id7" draw:end-glue-point="0" svg:d="M9945 5069h5770v6079" svg:viewBox="0 0 5771 6080">
          <text:p/>
        </draw:connector>
        <draw:connector draw:style-name="gr8" draw:text-style-name="P1" draw:layer="layout" svg:x1="9.945cm" svg:y1="8.557cm" svg:x2="15.715cm" svg:y2="11.148cm" draw:start-shape="id3" draw:start-glue-point="1" draw:end-shape="id7" draw:end-glue-point="0" svg:d="M9945 8557h5770v2591" svg:viewBox="0 0 5771 2592">
          <text:p/>
        </draw:connector>
        <draw:frame draw:style-name="gr9" draw:text-style-name="P3" draw:layer="layout" svg:width="4.752cm" svg:height="2.384cm" svg:x="15.57cm" svg:y="4.97cm">
          <draw:text-box>
            <text:p><text:span text:style-name="T2">manual request to reprocess</text:span></text:p>
          </draw:text-box>
        </draw:frame>
        <draw:connector draw:style-name="gr3" draw:text-style-name="P1" draw:layer="layout" draw:type="line" svg:x1="5.92cm" svg:y1="22.109cm" svg:x2="5.921cm" svg:y2="23.504cm" draw:start-shape="id6" draw:start-glue-point="2" draw:end-shape="id8" draw:end-glue-point="4" svg:d="M5920 22109l1 1395" svg:viewBox="0 0 2 1396">
          <text:p/>
        </draw:connector>
        <draw:connector draw:style-name="gr10" draw:text-style-name="P1" draw:layer="layout" draw:type="curve" svg:x1="9.945cm" svg:y1="8.557cm" svg:x2="11.594cm" svg:y2="12.044cm" draw:start-shape="id3" draw:end-shape="id7" draw:end-glue-point="3" svg:d="M9945 8557c1236 0 412 3487 1649 3487" svg:viewBox="0 0 1650 3488">
          <text:p/>
        </draw:connector>
        <draw:frame draw:style-name="gr11" draw:text-style-name="P4" draw:layer="layout" svg:width="5.625cm" svg:height="1.744cm" svg:x="10.721cm" svg:y="9.354cm">
          <draw:text-box>
            <text:p><text:span text:style-name="T3">exception during processing</text:span></text:p>
          </draw:text-box>
        </draw:frame>
        <draw:connector draw:style-name="gr6" draw:text-style-name="P1" draw:layer="layout" draw:line-skew="-0.028cm" svg:x1="15.715cm" svg:y1="12.941cm" svg:x2="5.92cm" svg:y2="20.315cm" draw:start-shape="id7" draw:start-glue-point="2" draw:end-shape="id6" draw:end-glue-point="0" svg:d="M15715 12941v3659h-9795v3715" svg:viewBox="0 0 9796 7375">
          <text:p/>
        </draw:connector>
        <draw:connector draw:style-name="gr12" draw:text-style-name="P1" draw:layer="layout" svg:x1="19.837cm" svg:y1="12.044cm" svg:x2="5.823cm" svg:y2="4.173cm" draw:start-shape="id7" draw:start-glue-point="1" draw:end-shape="id2" draw:end-glue-point="0" svg:d="M19837 12044h501v-8373h-14515v502" svg:viewBox="0 0 14516 8374">
          <text:p/>
        </draw:connector>
        <draw:connector draw:style-name="gr12" draw:text-style-name="P1" draw:layer="layout" draw:line-skew="1.654cm" svg:x1="9.945cm" svg:y1="8.557cm" svg:x2="5.823cm" svg:y2="4.173cm" draw:start-shape="id3" draw:start-glue-point="1" draw:end-shape="id2" draw:end-glue-point="0" svg:d="M9945 8557h2155v-4886h-6277v502" svg:viewBox="0 0 6278 4887">
          <text:p/>
        </draw:connector>
        <draw:frame draw:style-name="gr13" draw:text-style-name="P5" draw:layer="layout" svg:width="14.549cm" svg:height="2.384cm" svg:x="6.351cm" svg:y="1.316cm">
          <draw:text-box>
            <text:p><text:span text:style-name="T4">repost after 1 hour of inactivity</text:span></text:p>
            <text:p><text:span text:style-name="T4">OR</text:span></text:p>
            <text:p><text:span text:style-name="T4">creation_time is within LIFE_SUPPORT_HOURS</text:span></text:p>
          </draw:text-box>
        </draw:frame>
      </draw:page>
      <draw:page draw:name="page2" draw:style-name="dp1" draw:master-page-name="Default">
        <draw:custom-shape draw:style-name="gr1" draw:text-style-name="P1" xml:id="id9" draw:id="id9" draw:layer="layout" svg:width="0.97cm" svg:height="0.997cm" svg:x="14.806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27.3cm" svg:height="8.094cm" svg:x="1.5cm" svg:y="8.819cm">
          <text:p text:style-name="P1">STATE_IN_PROGRESS</text:p>
          <text:p text:style-name="P6">start -&gt; unit_of_work in [STATE_REQUESTED, STATE_IN_PROGRESS, STATE_INVALID] -&gt;</text:p>
          <text:p text:style-name="P6">-&gt; update processing scope &amp; rely on GC for unit_of_work C&amp;C -&gt; end</text:p>
          <text:p text:style-name="P6">------------------------- can_finalize is False -------------------------</text:p>
          <text:p text:style-name="P6">start -&gt; unit_of_work in [STATE_PROCESSED, STATE_CANCELED] -&gt;</text:p>
          <text:p text:style-name="P6">-&gt; create and publish unit_of_work -&gt; end</text:p>
          <text:p text:style-name="P6">------------------------- can_finalize is True -------------------------</text:p>
          <text:p text:style-name="P6">start -&gt; unit_of_work in [STATE_PROCESSED, STATE_CANCELED] -&gt;</text:p>
          <text:p text:style-name="P6">-&gt; create and publish unit_of_work -&gt; state = STATE_FINAL_RUN -&gt; 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4" draw:id="id14" draw:layer="layout" svg:width="8.243cm" svg:height="1.793cm" svg:x="16.052cm" svg:y="26.226cm">
          <text:p text:style-name="P1">STATE_PROCESS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3" draw:id="id13" draw:layer="layout" svg:width="8.243cm" svg:height="1.794cm" svg:x="6.552cm" svg:y="26.225cm">
          <text:p text:style-name="P1">STATE_SKIPP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5" draw:id="id15" draw:layer="layout" svg:width="1.067cm" svg:height="1.096cm" svg:x="14.862cm" svg:y="31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1" draw:layer="layout" draw:type="line" svg:x1="15.291cm" svg:y1="2.497cm" svg:x2="15.252cm" svg:y2="3.892cm" draw:start-shape="id9" draw:start-glue-point="8" svg:d="M15291 2497l-39 1395" svg:viewBox="0 0 40 1396">
          <text:p/>
        </draw:connector>
        <draw:connector draw:style-name="gr4" draw:text-style-name="P1" draw:layer="layout" draw:type="line" svg:x1="15.15cm" svg:y1="6.119cm" svg:x2="15.15cm" svg:y2="8.819cm" draw:start-shape="id10" draw:end-shape="id11" svg:d="M15150 6119v2700" svg:viewBox="0 0 1 2701">
          <text:p text:style-name="P1"/>
          <text:p text:style-name="P1"/>
        </draw:connector>
        <draw:connector draw:style-name="gr5" draw:text-style-name="P1" draw:layer="layout" draw:type="line" svg:x1="15.15cm" svg:y1="16.913cm" svg:x2="15.15cm" svg:y2="19.219cm" draw:start-shape="id11" draw:start-glue-point="2" draw:end-shape="id12" svg:d="M15150 16913v2306" svg:viewBox="0 0 1 2307">
          <text:p/>
        </draw:connector>
        <draw:connector draw:style-name="gr6" draw:text-style-name="P1" draw:layer="layout" draw:line-skew="0.201cm" svg:x1="1.5cm" svg:y1="5.005cm" svg:x2="6.552cm" svg:y2="27.122cm" draw:start-shape="id10" draw:start-glue-point="3" draw:end-shape="id13" draw:end-glue-point="3" svg:d="M1500 5005h-300v22117h5352" svg:viewBox="0 0 5353 22118">
          <text:p/>
        </draw:connector>
        <draw:connector draw:style-name="gr6" draw:text-style-name="P1" draw:layer="layout" draw:line-skew="0.201cm" svg:x1="1.5cm" svg:y1="12.866cm" svg:x2="6.552cm" svg:y2="27.122cm" draw:start-shape="id11" draw:start-glue-point="3" draw:end-shape="id13" draw:end-glue-point="3" svg:d="M1500 12866h-300v14256h5352" svg:viewBox="0 0 5353 14257">
          <text:p/>
        </draw:connector>
        <draw:frame draw:style-name="gr7" draw:text-style-name="P2" draw:layer="layout" svg:width="15.586cm" svg:height="2.691cm" svg:x="1.252cm" svg:y="23.619cm">
          <draw:text-box>
            <text:p><text:span text:style-name="T1">manual request to skip</text:span></text:p>
            <text:p><text:span text:style-name="T1">-------------------------</text:span></text:p>
            <text:p><text:span text:style-name="T1">unit_of_work.state = STATE_CANCELED</text:span></text:p>
          </draw:text-box>
        </draw:frame>
        <draw:frame draw:style-name="gr9" draw:text-style-name="P3" draw:layer="layout" svg:width="11.9cm" svg:height="3.806cm" svg:x="32.2cm" svg:y="7.894cm">
          <draw:text-box>
            <text:p><text:span text:style-name="T2">manual request to reprocess</text:span></text:p>
            <text:p><text:span text:style-name="T2">AND</text:span></text:p>
            <text:p><text:span text:style-name="T2">unit_of_work is not None</text:span></text:p>
            <text:p><text:span text:style-name="T2">-------------------------</text:span></text:p>
            <text:p><text:span text:style-name="T2">unit_of_work.state = STATE_INVALID</text:span></text:p>
          </draw:text-box>
        </draw:frame>
        <draw:connector draw:style-name="gr12" draw:text-style-name="P1" draw:layer="layout" draw:line-skew="0.898cm" svg:x1="28.8cm" svg:y1="20.932cm" svg:x2="15.15cm" svg:y2="3.891cm" draw:start-shape="id12" draw:start-glue-point="1" draw:end-shape="id10" draw:end-glue-point="0" svg:d="M28800 20932h1400v-17542h-15050v501" svg:viewBox="0 0 15051 17543">
          <text:p/>
        </draw:connector>
        <draw:connector draw:style-name="gr12" draw:text-style-name="P1" draw:layer="layout" draw:line-skew="0.898cm" svg:x1="28.8cm" svg:y1="12.866cm" svg:x2="15.15cm" svg:y2="3.891cm" draw:start-shape="id11" draw:start-glue-point="1" draw:end-shape="id10" draw:end-glue-point="0" svg:d="M28800 12866h1400v-9476h-15050v501" svg:viewBox="0 0 15051 9477">
          <text:p/>
        </draw:connector>
        <draw:frame draw:style-name="gr13" draw:text-style-name="P5" draw:layer="layout" svg:width="14.549cm" svg:height="2.384cm" svg:x="30.5cm" svg:y="3.416cm">
          <draw:text-box>
            <text:p><text:span text:style-name="T4">manual request to reprocess </text:span></text:p>
            <text:p><text:span text:style-name="T4">AND</text:span></text:p>
            <text:p><text:span text:style-name="T4">unit_of_work is None</text:span></text:p>
          </draw:text-box>
        </draw:frame>
        <draw:custom-shape draw:style-name="gr2" draw:text-style-name="P1" xml:id="id12" draw:id="id12" draw:layer="layout" svg:width="27.3cm" svg:height="3.427cm" svg:x="1.5cm" svg:y="19.219cm">
          <text:p text:style-name="P1">STATE_FINAL_RUN</text:p>
          <text:p text:style-name="P6">start -&gt; unit_of_work in [STATE_PROCESSED] -&gt; state = STATE_PROCESSED -&gt; end</text:p>
          <text:p text:style-name="P6">start -&gt; unit_of_work in [STATE_CANCELED] -&gt; state = STATE_SKIPED -&gt; end</text:p>
          <text:p text:style-name="P6">start -&gt; unit_of_work in [other states] -&gt; en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27.3cm" svg:height="2.228cm" svg:x="1.5cm" svg:y="3.891cm">
          <text:p text:style-name="P1">STATE_EMBRYO</text:p>
          <text:p text:style-name="P6">start -&gt; compute processing boundaries -&gt; create and publish unit_of_work -&gt; en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5.15cm" svg:y1="22.646cm" svg:x2="10.673cm" svg:y2="26.225cm" draw:start-shape="id12" draw:start-glue-point="2" draw:end-shape="id13" svg:d="M15150 22646c0 2685-4477 896-4477 3579" svg:viewBox="0 0 4478 3580">
          <text:p/>
        </draw:connector>
        <draw:connector draw:style-name="gr3" draw:text-style-name="P1" draw:layer="layout" draw:type="curve" svg:x1="15.15cm" svg:y1="22.646cm" svg:x2="20.173cm" svg:y2="26.226cm" draw:start-shape="id12" draw:start-glue-point="2" draw:end-shape="id14" draw:end-glue-point="0" svg:d="M15150 22646c0 2685 5023 895 5023 3580" svg:viewBox="0 0 5024 3581">
          <text:p/>
        </draw:connector>
        <draw:connector draw:style-name="gr3" draw:text-style-name="P1" draw:layer="layout" draw:type="curve" svg:x1="10.673cm" svg:y1="28.019cm" svg:x2="15.396cm" svg:y2="31.123cm" draw:start-shape="id13" draw:end-shape="id15" draw:end-glue-point="4" svg:d="M10673 28019c0 2329 4723 778 4723 3104" svg:viewBox="0 0 4724 3105">
          <text:p/>
        </draw:connector>
        <draw:connector draw:style-name="gr3" draw:text-style-name="P1" draw:layer="layout" draw:type="curve" svg:x1="20.173cm" svg:y1="28.019cm" svg:x2="15.396cm" svg:y2="31.123cm" draw:start-shape="id14" draw:end-shape="id15" draw:end-glue-point="4" svg:d="M20173 28019c0 2328-4777 776-4777 3104" svg:viewBox="0 0 4778 3105">
          <text:p/>
        </draw:connector>
        <draw:connector draw:style-name="gr6" draw:text-style-name="P1" draw:layer="layout" draw:line-skew="0.201cm" svg:x1="1.5cm" svg:y1="20.932cm" svg:x2="6.552cm" svg:y2="27.122cm" draw:start-shape="id12" draw:start-glue-point="3" draw:end-shape="id13" draw:end-glue-point="3" svg:d="M1500 20932h-300v6190h5352" svg:viewBox="0 0 5353 6191">
          <text:p/>
        </draw:connector>
        <draw:connector draw:style-name="gr12" draw:text-style-name="P1" xml:id="id16" draw:id="id16" draw:layer="layout" svg:x1="28.8cm" svg:y1="5.005cm" svg:x2="28.8cm" svg:y2="5.005cm" draw:start-shape="id10" draw:start-glue-point="1" draw:end-shape="id10" svg:d="M28800 5005z" svg:viewBox="0 0 1 1">
          <text:p/>
        </draw:connector>
        <draw:connector draw:style-name="gr8" draw:text-style-name="P1" draw:layer="layout" draw:line-skew="2.446cm -0.399cm" svg:x1="28.8cm" svg:y1="20.932cm" svg:x2="15.15cm" svg:y2="8.819cm" draw:start-shape="id12" draw:start-glue-point="1" draw:end-shape="id11" draw:end-glue-point="0" svg:d="M28800 20932h2948v-13013h-16598v900" svg:viewBox="0 0 16599 13014">
          <text:p/>
        </draw:connector>
        <draw:connector draw:style-name="gr8" draw:text-style-name="P1" draw:layer="layout" draw:line-skew="2.446cm -0.399cm" svg:x1="28.8cm" svg:y1="12.866cm" svg:x2="15.15cm" svg:y2="8.819cm" draw:start-shape="id11" draw:start-glue-point="1" draw:end-shape="id11" draw:end-glue-point="0" svg:d="M28800 12866h2948v-4947h-16598v900" svg:viewBox="0 0 16599 4948">
          <text:p/>
        </draw:connector>
        <draw:connector draw:style-name="gr12" draw:text-style-name="P1" draw:layer="layout" svg:x1="28.8cm" svg:y1="5.005cm" svg:x2="15.15cm" svg:y2="3.891cm" draw:start-shape="id16" draw:start-glue-point="0" draw:end-shape="id10" draw:end-glue-point="0" svg:d="M28800 5005v-1615h-13650v501" svg:viewBox="0 0 13651 1616">
          <text:p/>
        </draw:connector>
      </draw:page>
      <draw:page draw:name="page3" draw:style-name="dp1" draw:master-page-name="Default">
        <draw:custom-shape draw:style-name="gr1" draw:text-style-name="P1" xml:id="id17" draw:id="id17" draw:layer="layout" svg:width="0.97cm" svg:height="0.997cm" svg:x="14.806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19" draw:id="id19" draw:layer="layout" svg:width="27.3cm" svg:height="8.094cm" svg:x="1.5cm" svg:y="8.819cm">
          <text:p text:style-name="P1"><text:span text:style-name="T5">STATE_IN_PROGRESS</text:span></text:p>
          <text:p text:style-name="P6"><text:span text:style-name="T5">start -&gt; unit_of_work in [STATE_REQUESTED, STATE_IN_PROGRESS, STATE_INVALID] -&gt;</text:span></text:p>
          <text:p text:style-name="P6"><text:span text:style-name="T5">-&gt; pass -&gt; end</text:span></text:p>
          <text:p text:style-name="P6"><text:span text:style-name="T5">------------------------- can_finalize is False -------------------------</text:span></text:p>
          <text:p text:style-name="P6"><text:span text:style-name="T5">start -&gt; unit_of_work in [STATE_PROCESSED, STATE_CANCELED] -&gt;</text:span></text:p>
          <text:p text:style-name="P6"><text:span text:style-name="T5">-&gt; create and publish unit_of_work -&gt; end</text:span></text:p>
          <text:p text:style-name="P6"><text:span text:style-name="T5">------------------------- can_finalize is True -------------------------</text:span></text:p>
          <text:p text:style-name="P6"><text:span text:style-name="T5">start -&gt; unit_of_work in [STATE_PROCESSED, STATE_CANCELED] -&gt;</text:span></text:p>
          <text:p text:style-name="P6"><text:span text:style-name="T5">-&gt; create and publish unit_of_work -&gt; state = STATE_FINAL_RUN -&gt; 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22" draw:id="id22" draw:layer="layout" svg:width="8.243cm" svg:height="1.793cm" svg:x="16.052cm" svg:y="26.226cm">
          <text:p text:style-name="P1"><text:span text:style-name="T5">STATE_PROCES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21" draw:id="id21" draw:layer="layout" svg:width="8.243cm" svg:height="1.794cm" svg:x="6.552cm" svg:y="26.225cm">
          <text:p text:style-name="P1"><text:span text:style-name="T5">STATE_SKIPP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3" draw:id="id23" draw:layer="layout" svg:width="1.067cm" svg:height="1.096cm" svg:x="14.862cm" svg:y="31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1" draw:layer="layout" draw:type="line" svg:x1="15.291cm" svg:y1="2.497cm" svg:x2="15.252cm" svg:y2="3.892cm" draw:start-shape="id17" draw:start-glue-point="8" svg:d="M15291 2497l-39 1395" svg:viewBox="0 0 40 1396">
          <text:p/>
        </draw:connector>
        <draw:connector draw:style-name="gr4" draw:text-style-name="P1" draw:layer="layout" draw:type="line" svg:x1="15.15cm" svg:y1="6.119cm" svg:x2="15.15cm" svg:y2="8.819cm" draw:start-shape="id18" draw:end-shape="id19" svg:d="M15150 6119v2700" svg:viewBox="0 0 1 2701">
          <text:p text:style-name="P1"/>
          <text:p text:style-name="P1"/>
        </draw:connector>
        <draw:connector draw:style-name="gr5" draw:text-style-name="P1" draw:layer="layout" draw:type="line" svg:x1="15.15cm" svg:y1="16.913cm" svg:x2="15.15cm" svg:y2="19.219cm" draw:start-shape="id19" draw:start-glue-point="2" draw:end-shape="id20" svg:d="M15150 16913v2306" svg:viewBox="0 0 1 2307">
          <text:p/>
        </draw:connector>
        <draw:connector draw:style-name="gr6" draw:text-style-name="P1" draw:layer="layout" draw:line-skew="0.201cm" svg:x1="1.5cm" svg:y1="5.005cm" svg:x2="6.552cm" svg:y2="27.122cm" draw:start-shape="id18" draw:start-glue-point="3" draw:end-shape="id21" draw:end-glue-point="3" svg:d="M1500 5005h-300v22117h5352" svg:viewBox="0 0 5353 22118">
          <text:p/>
        </draw:connector>
        <draw:connector draw:style-name="gr6" draw:text-style-name="P1" draw:layer="layout" draw:line-skew="0.201cm" svg:x1="1.5cm" svg:y1="12.866cm" svg:x2="6.552cm" svg:y2="27.122cm" draw:start-shape="id19" draw:start-glue-point="3" draw:end-shape="id21" draw:end-glue-point="3" svg:d="M1500 12866h-300v14256h5352" svg:viewBox="0 0 5353 14257">
          <text:p/>
        </draw:connector>
        <draw:frame draw:style-name="gr7" draw:text-style-name="P8" draw:layer="layout" svg:width="15.586cm" svg:height="2.691cm" svg:x="1.252cm" svg:y="23.619cm">
          <draw:text-box>
            <text:p><text:span text:style-name="T6">manual request to skip</text:span></text:p>
            <text:p><text:span text:style-name="T6">-------------------------</text:span></text:p>
            <text:p><text:span text:style-name="T6">unit_of_work.state = STATE_CANCELED</text:span></text:p>
          </draw:text-box>
        </draw:frame>
        <draw:frame draw:style-name="gr9" draw:text-style-name="P9" draw:layer="layout" svg:width="11.9cm" svg:height="3.806cm" svg:x="32.2cm" svg:y="7.894cm">
          <draw:text-box>
            <text:p><text:span text:style-name="T7">manual request to reprocess</text:span></text:p>
            <text:p><text:span text:style-name="T7">AND</text:span></text:p>
            <text:p><text:span text:style-name="T7">unit_of_work is not None</text:span></text:p>
            <text:p><text:span text:style-name="T7">-------------------------</text:span></text:p>
            <text:p><text:span text:style-name="T7">unit_of_work.state = STATE_INVALID</text:span></text:p>
          </draw:text-box>
        </draw:frame>
        <draw:connector draw:style-name="gr12" draw:text-style-name="P1" draw:layer="layout" draw:line-skew="0.898cm" svg:x1="28.8cm" svg:y1="20.932cm" svg:x2="15.15cm" svg:y2="3.891cm" draw:start-shape="id20" draw:start-glue-point="1" draw:end-shape="id18" draw:end-glue-point="0" svg:d="M28800 20932h1400v-17542h-15050v501" svg:viewBox="0 0 15051 17543">
          <text:p/>
        </draw:connector>
        <draw:connector draw:style-name="gr12" draw:text-style-name="P1" draw:layer="layout" draw:line-skew="0.898cm" svg:x1="28.8cm" svg:y1="12.866cm" svg:x2="15.15cm" svg:y2="3.891cm" draw:start-shape="id19" draw:start-glue-point="1" draw:end-shape="id18" draw:end-glue-point="0" svg:d="M28800 12866h1400v-9476h-15050v501" svg:viewBox="0 0 15051 9477">
          <text:p/>
        </draw:connector>
        <draw:frame draw:style-name="gr13" draw:text-style-name="P10" draw:layer="layout" svg:width="14.549cm" svg:height="2.384cm" svg:x="30.5cm" svg:y="3.416cm">
          <draw:text-box>
            <text:p><text:span text:style-name="T8">manual request to reprocess </text:span></text:p>
            <text:p><text:span text:style-name="T8">AND</text:span></text:p>
            <text:p><text:span text:style-name="T8">unit_of_work is None</text:span></text:p>
          </draw:text-box>
        </draw:frame>
        <draw:custom-shape draw:style-name="gr2" draw:text-style-name="P7" xml:id="id20" draw:id="id20" draw:layer="layout" svg:width="27.3cm" svg:height="3.427cm" svg:x="1.5cm" svg:y="19.219cm">
          <text:p text:style-name="P1"><text:span text:style-name="T5">STATE_FINAL_RUN</text:span></text:p>
          <text:p text:style-name="P6"><text:span text:style-name="T5">start -&gt; unit_of_work in [STATE_PROCESSED] -&gt; state = STATE_PROCESSED -&gt; end</text:span></text:p>
          <text:p text:style-name="P6"><text:span text:style-name="T5">start -&gt; unit_of_work in [STATE_CANCELED] -&gt; state = STATE_SKIPED -&gt; end</text:span></text:p>
          <text:p text:style-name="P6"><text:span text:style-name="T5">start -&gt; unit_of_work in [other states] -&gt; pass -&gt; 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18" draw:id="id18" draw:layer="layout" svg:width="27.3cm" svg:height="2.228cm" svg:x="1.5cm" svg:y="3.891cm">
          <text:p text:style-name="P1"><text:span text:style-name="T5">STATE_EMBRYO</text:span></text:p>
          <text:p text:style-name="P1"><text:span text:style-name="T5">start -&gt; create and publish unit_of_work -&gt; 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5.15cm" svg:y1="22.646cm" svg:x2="10.673cm" svg:y2="26.225cm" draw:start-shape="id20" draw:start-glue-point="2" draw:end-shape="id21" svg:d="M15150 22646c0 2685-4477 896-4477 3579" svg:viewBox="0 0 4478 3580">
          <text:p/>
        </draw:connector>
        <draw:connector draw:style-name="gr3" draw:text-style-name="P1" draw:layer="layout" draw:type="curve" svg:x1="15.15cm" svg:y1="22.646cm" svg:x2="20.173cm" svg:y2="26.226cm" draw:start-shape="id20" draw:start-glue-point="2" draw:end-shape="id22" draw:end-glue-point="0" svg:d="M15150 22646c0 2685 5023 895 5023 3580" svg:viewBox="0 0 5024 3581">
          <text:p/>
        </draw:connector>
        <draw:connector draw:style-name="gr3" draw:text-style-name="P1" draw:layer="layout" draw:type="curve" svg:x1="10.673cm" svg:y1="28.019cm" svg:x2="15.396cm" svg:y2="31.123cm" draw:start-shape="id21" draw:end-shape="id23" draw:end-glue-point="4" svg:d="M10673 28019c0 2329 4723 778 4723 3104" svg:viewBox="0 0 4724 3105">
          <text:p/>
        </draw:connector>
        <draw:connector draw:style-name="gr3" draw:text-style-name="P1" draw:layer="layout" draw:type="curve" svg:x1="20.173cm" svg:y1="28.019cm" svg:x2="15.396cm" svg:y2="31.123cm" draw:start-shape="id22" draw:end-shape="id23" draw:end-glue-point="4" svg:d="M20173 28019c0 2328-4777 776-4777 3104" svg:viewBox="0 0 4778 3105">
          <text:p/>
        </draw:connector>
        <draw:connector draw:style-name="gr6" draw:text-style-name="P1" draw:layer="layout" draw:line-skew="0.201cm" svg:x1="1.5cm" svg:y1="20.932cm" svg:x2="6.552cm" svg:y2="27.122cm" draw:start-shape="id20" draw:start-glue-point="3" draw:end-shape="id21" draw:end-glue-point="3" svg:d="M1500 20932h-300v6190h5352" svg:viewBox="0 0 5353 6191">
          <text:p/>
        </draw:connector>
        <draw:connector draw:style-name="gr12" draw:text-style-name="P1" xml:id="id24" draw:id="id24" draw:layer="layout" svg:x1="28.8cm" svg:y1="5.005cm" svg:x2="28.8cm" svg:y2="5.005cm" draw:start-shape="id18" draw:start-glue-point="1" draw:end-shape="id18" svg:d="M28800 5005z" svg:viewBox="0 0 1 1">
          <text:p/>
        </draw:connector>
        <draw:connector draw:style-name="gr8" draw:text-style-name="P1" draw:layer="layout" draw:line-skew="2.446cm -0.399cm" svg:x1="28.8cm" svg:y1="20.932cm" svg:x2="15.15cm" svg:y2="8.819cm" draw:start-shape="id20" draw:start-glue-point="1" draw:end-shape="id19" draw:end-glue-point="0" svg:d="M28800 20932h2948v-13013h-16598v900" svg:viewBox="0 0 16599 13014">
          <text:p/>
        </draw:connector>
        <draw:connector draw:style-name="gr8" draw:text-style-name="P1" draw:layer="layout" draw:line-skew="2.446cm -0.399cm" svg:x1="28.8cm" svg:y1="12.866cm" svg:x2="15.15cm" svg:y2="8.819cm" draw:start-shape="id19" draw:start-glue-point="1" draw:end-shape="id19" draw:end-glue-point="0" svg:d="M28800 12866h2948v-4947h-16598v900" svg:viewBox="0 0 16599 4948">
          <text:p/>
        </draw:connector>
        <draw:connector draw:style-name="gr12" draw:text-style-name="P1" draw:layer="layout" svg:x1="28.8cm" svg:y1="5.005cm" svg:x2="15.15cm" svg:y2="3.891cm" draw:start-shape="id24" draw:start-glue-point="0" draw:end-shape="id18" draw:end-glue-point="0" svg:d="M28800 5005v-1615h-13650v501" svg:viewBox="0 0 13651 1616">
          <text:p/>
        </draw:connector>
      </draw:page>
      <draw:page draw:name="page4" draw:style-name="dp1" draw:master-page-name="Default">
        <draw:custom-shape draw:style-name="gr1" draw:text-style-name="P1" xml:id="id25" draw:id="id25" draw:layer="layout" svg:width="0.97cm" svg:height="0.997cm" svg:x="14.806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27" draw:id="id27" draw:layer="layout" svg:width="27.3cm" svg:height="9.581cm" svg:x="1.5cm" svg:y="8.819cm">
          <text:p text:style-name="P1"><text:span text:style-name="T5">STATE_IN_PROGRESS</text:span></text:p>
          <text:p text:style-name="P6"><text:span text:style-name="T5">start -&gt; unit_of_work in [STATE_REQUESTED, STATE_IN_PROGRESS, STATE_INVALID] -&gt;</text:span></text:p>
          <text:p text:style-name="P6"><text:span text:style-name="T5">-&gt; pass -&gt; end</text:span></text:p>
          <text:p text:style-name="P6"><text:span text:style-name="T5">------------------------- can_finalize is False -------------------------</text:span></text:p>
          <text:p text:style-name="P6"><text:span text:style-name="T5">start -&gt; unit_of_work in [STATE_PROCESSED, STATE_CANCELED] -&gt;</text:span></text:p>
          <text:p text:style-name="P6"><text:span text:style-name="T5">-&gt; create and publish unit_of_work -&gt; end</text:span></text:p>
          <text:p text:style-name="P6"><text:span text:style-name="T5">------------------------- can_finalize is True -------------------------</text:span></text:p>
          <text:p text:style-name="P6"><text:span text:style-name="T5">start -&gt; unit_of_work in [STATE_CANCELED] -&gt;</text:span></text:p>
          <text:p text:style-name="P6"><text:span text:style-name="T5">-&gt; state = STATE_SKIPPED -&gt; end</text:span></text:p>
          <text:p text:style-name="P6"><text:span text:style-name="T5"/></text:p>
          <text:p text:style-name="P6"><text:span text:style-name="T5">start -&gt; unit_of_work in [STATE_PROCESSED] -&gt;</text:span></text:p>
          <text:p text:style-name="P6"><text:span text:style-name="T5">-&gt; state = STATE_PROCESSED -&gt; 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29" draw:id="id29" draw:layer="layout" svg:width="8.243cm" svg:height="1.793cm" svg:x="15.798cm" svg:y="21.907cm">
          <text:p text:style-name="P1"><text:span text:style-name="T5">STATE_PROCES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28" draw:id="id28" draw:layer="layout" svg:width="8.243cm" svg:height="1.794cm" svg:x="6.298cm" svg:y="21.906cm">
          <text:p text:style-name="P1"><text:span text:style-name="T5">STATE_SKIPP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0" draw:id="id30" draw:layer="layout" svg:width="1.067cm" svg:height="1.096cm" svg:x="14.608cm" svg:y="2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1" draw:layer="layout" draw:type="line" svg:x1="15.291cm" svg:y1="2.497cm" svg:x2="15.252cm" svg:y2="3.892cm" draw:start-shape="id25" draw:start-glue-point="8" svg:d="M15291 2497l-39 1395" svg:viewBox="0 0 40 1396">
          <text:p/>
        </draw:connector>
        <draw:connector draw:style-name="gr4" draw:text-style-name="P1" draw:layer="layout" draw:type="line" svg:x1="15.15cm" svg:y1="6.119cm" svg:x2="15.15cm" svg:y2="8.819cm" draw:start-shape="id26" draw:end-shape="id27" svg:d="M15150 6119v2700" svg:viewBox="0 0 1 2701">
          <text:p text:style-name="P1"/>
          <text:p text:style-name="P1"/>
        </draw:connector>
        <draw:connector draw:style-name="gr6" draw:text-style-name="P1" draw:layer="layout" draw:line-skew="0.201cm" svg:x1="1.5cm" svg:y1="5.005cm" svg:x2="6.298cm" svg:y2="22.803cm" draw:start-shape="id26" draw:start-glue-point="3" draw:end-shape="id28" draw:end-glue-point="3" svg:d="M1500 5005h-300v17798h5098" svg:viewBox="0 0 5099 17799">
          <text:p/>
        </draw:connector>
        <draw:connector draw:style-name="gr6" draw:text-style-name="P1" draw:layer="layout" draw:line-skew="0.201cm" svg:x1="1.5cm" svg:y1="13.609cm" svg:x2="6.298cm" svg:y2="22.803cm" draw:start-shape="id27" draw:start-glue-point="3" draw:end-shape="id28" draw:end-glue-point="3" svg:d="M1500 13609h-300v9194h5098" svg:viewBox="0 0 5099 9195">
          <text:p/>
        </draw:connector>
        <draw:frame draw:style-name="gr7" draw:text-style-name="P8" draw:layer="layout" svg:width="15.586cm" svg:height="2.691cm" svg:x="1.114cm" svg:y="18.709cm">
          <draw:text-box>
            <text:p><text:span text:style-name="T6">manual request to skip</text:span></text:p>
            <text:p><text:span text:style-name="T6">-------------------------</text:span></text:p>
            <text:p><text:span text:style-name="T6">unit_of_work.state = STATE_CANCELED</text:span></text:p>
          </draw:text-box>
        </draw:frame>
        <draw:frame draw:style-name="gr9" draw:text-style-name="P9" draw:layer="layout" svg:width="11.9cm" svg:height="3.806cm" svg:x="32.2cm" svg:y="7.894cm">
          <draw:text-box>
            <text:p><text:span text:style-name="T7">manual request to reprocess</text:span></text:p>
            <text:p><text:span text:style-name="T7">AND</text:span></text:p>
            <text:p><text:span text:style-name="T7">unit_of_work is not None</text:span></text:p>
            <text:p><text:span text:style-name="T7">-------------------------</text:span></text:p>
            <text:p><text:span text:style-name="T7">unit_of_work.state = STATE_INVALID</text:span></text:p>
          </draw:text-box>
        </draw:frame>
        <draw:connector draw:style-name="gr12" draw:text-style-name="P1" draw:layer="layout" draw:line-skew="0.898cm" svg:x1="28.8cm" svg:y1="13.609cm" svg:x2="15.15cm" svg:y2="3.891cm" draw:start-shape="id27" draw:start-glue-point="1" draw:end-shape="id26" draw:end-glue-point="0" svg:d="M28800 13609h1400v-10219h-15050v501" svg:viewBox="0 0 15051 10220">
          <text:p/>
        </draw:connector>
        <draw:frame draw:style-name="gr13" draw:text-style-name="P10" draw:layer="layout" svg:width="14.549cm" svg:height="2.384cm" svg:x="30.5cm" svg:y="3.416cm">
          <draw:text-box>
            <text:p><text:span text:style-name="T8">manual request to reprocess </text:span></text:p>
            <text:p><text:span text:style-name="T8">AND</text:span></text:p>
            <text:p><text:span text:style-name="T8">unit_of_work is None</text:span></text:p>
          </draw:text-box>
        </draw:frame>
        <draw:custom-shape draw:style-name="gr2" draw:text-style-name="P7" xml:id="id26" draw:id="id26" draw:layer="layout" svg:width="27.3cm" svg:height="2.228cm" svg:x="1.5cm" svg:y="3.891cm">
          <text:p text:style-name="P1"><text:span text:style-name="T5">STATE_EMBRYO</text:span></text:p>
          <text:p text:style-name="P1"><text:span text:style-name="T5">start -&gt; create and publish unit_of_work -&gt; 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4.896cm" svg:y1="18.327cm" svg:x2="10.419cm" svg:y2="21.906cm" draw:end-shape="id28" svg:d="M14896 18327c0 2308-4477 519-4477 3579" svg:viewBox="0 0 4478 3580">
          <text:p/>
        </draw:connector>
        <draw:connector draw:style-name="gr3" draw:text-style-name="P1" draw:layer="layout" draw:type="curve" svg:x1="14.896cm" svg:y1="18.327cm" svg:x2="19.919cm" svg:y2="21.907cm" draw:end-shape="id29" draw:end-glue-point="0" svg:d="M14896 18327c0 2308 5023 519 5023 3580" svg:viewBox="0 0 5024 3581">
          <text:p/>
        </draw:connector>
        <draw:connector draw:style-name="gr3" draw:text-style-name="P1" draw:layer="layout" draw:type="curve" svg:x1="10.419cm" svg:y1="23.7cm" svg:x2="15.142cm" svg:y2="26.804cm" draw:start-shape="id28" draw:end-shape="id30" draw:end-glue-point="4" svg:d="M10419 23700c0 2329 4723 778 4723 3104" svg:viewBox="0 0 4724 3105">
          <text:p/>
        </draw:connector>
        <draw:connector draw:style-name="gr3" draw:text-style-name="P1" draw:layer="layout" draw:type="curve" svg:x1="19.919cm" svg:y1="23.7cm" svg:x2="15.142cm" svg:y2="26.804cm" draw:start-shape="id29" draw:end-shape="id30" draw:end-glue-point="4" svg:d="M19919 23700c0 2328-4777 776-4777 3104" svg:viewBox="0 0 4778 3105">
          <text:p/>
        </draw:connector>
        <draw:connector draw:style-name="gr12" draw:text-style-name="P1" xml:id="id31" draw:id="id31" draw:layer="layout" svg:x1="28.8cm" svg:y1="5.005cm" svg:x2="28.8cm" svg:y2="5.005cm" draw:start-shape="id26" draw:start-glue-point="1" draw:end-shape="id26" svg:d="M28800 5005z" svg:viewBox="0 0 1 1">
          <text:p/>
        </draw:connector>
        <draw:connector draw:style-name="gr8" draw:text-style-name="P1" draw:layer="layout" draw:line-skew="2.446cm -0.399cm" svg:x1="28.8cm" svg:y1="13.609cm" svg:x2="15.15cm" svg:y2="8.819cm" draw:start-shape="id27" draw:start-glue-point="1" draw:end-shape="id27" draw:end-glue-point="0" svg:d="M28800 13609h2948v-5691h-16598v901" svg:viewBox="0 0 16599 5692">
          <text:p/>
        </draw:connector>
        <draw:connector draw:style-name="gr12" draw:text-style-name="P1" draw:layer="layout" svg:x1="28.8cm" svg:y1="5.005cm" svg:x2="15.15cm" svg:y2="3.891cm" draw:start-shape="id31" draw:start-glue-point="0" draw:end-shape="id26" draw:end-glue-point="0" svg:d="M28800 5005v-1615h-13650v501" svg:viewBox="0 0 13651 1616">
          <text:p/>
        </draw:connector>
      </draw:page>
      <draw:page draw:name="page5" draw:style-name="dp1" draw:master-page-name="Default">
        <draw:custom-shape draw:style-name="gr2" draw:text-style-name="P1" xml:id="id34" draw:id="id34" draw:layer="layout" svg:width="8.7cm" svg:height="4.2cm" svg:x="14.4cm" svg:y="7.49cm">
          <text:p text:style-name="P1">unit_of_work is No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2" draw:id="id32" draw:layer="layout" svg:width="0.97cm" svg:height="0.997cm" svg:x="18.279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8.764cm" svg:y1="2.797cm" svg:x2="18.75cm" svg:y2="4.19cm" draw:start-shape="id32" draw:start-glue-point="2" draw:end-shape="id33" draw:end-glue-point="0" svg:d="M18764 2797l-14 1393" svg:viewBox="0 0 15 1394">
          <text:p/>
        </draw:connector>
        <draw:custom-shape draw:style-name="gr2" draw:text-style-name="P1" xml:id="id33" draw:id="id33" draw:layer="layout" svg:width="8.3cm" svg:height="1.8cm" svg:x="14.6cm" svg:y="4.19cm">
          <text:p text:style-name="P1">retrieve unit_of_work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8.75cm" svg:y1="5.99cm" svg:x2="18.75cm" svg:y2="7.49cm" draw:start-shape="id33" draw:start-glue-point="2" draw:end-shape="id34" draw:end-glue-point="4" svg:d="M18750 5990v1500" svg:viewBox="0 0 1 1501">
          <text:p/>
        </draw:connector>
        <draw:custom-shape draw:style-name="gr2" draw:text-style-name="P1" xml:id="id35" draw:id="id35" draw:layer="layout" svg:width="13.7cm" svg:height="2.2cm" svg:x="1.1cm" svg:y="12.861cm">
          <text:p text:style-name="P6">- assign unit_of_work to SchedulerFreerunEntry</text:p>
          <text:p text:style-name="P6">- update SchedulerFreerunEntry log</text:p>
          <text:p text:style-name="P6">- notify the worker about the new UOW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4cm" svg:y1="9.59cm" svg:x2="7.95cm" svg:y2="12.861cm" draw:start-shape="id34" draw:start-glue-point="5" draw:end-shape="id35" draw:end-glue-point="0" svg:d="M14400 9590h-6450v3271" svg:viewBox="0 0 6451 3272">
          <text:p/>
        </draw:connector>
        <draw:frame draw:style-name="gr14" draw:layer="layout" svg:width="2.7cm" svg:height="1.05cm" svg:x="11.1cm" svg:y="8.39cm">
          <draw:text-box>
            <text:p>True</text:p>
          </draw:text-box>
        </draw:frame>
        <draw:frame draw:style-name="gr14" draw:layer="layout" svg:width="3.3cm" svg:height="1.05cm" svg:x="24.8cm" svg:y="8.49cm">
          <draw:text-box>
            <text:p>False</text:p>
          </draw:text-box>
        </draw:frame>
        <draw:frame draw:style-name="gr15" draw:layer="layout" svg:width="8.1cm" svg:height="2.65cm" svg:x="34.6cm" svg:y="11.54cm">
          <draw:text-box>
            <text:p text:style-name="P1">STATE_PROCESSED,</text:p>
            <text:p text:style-name="P1">STATE_CANCELED, STATE_INVALID</text:p>
          </draw:text-box>
        </draw:frame>
        <draw:frame draw:style-name="gr16" draw:layer="layout" svg:width="7.9cm" svg:height="1.7cm" svg:x="18.4cm" svg:y="12.29cm">
          <draw:text-box>
            <text:p>STATE_IN_PROGRESS, STATE_REQUESTED</text:p>
          </draw:text-box>
        </draw:frame>
        <draw:custom-shape draw:style-name="gr2" draw:text-style-name="P1" xml:id="id36" draw:id="id36" draw:layer="layout" svg:width="8.7cm" svg:height="4.2cm" svg:x="26.2cm" svg:y="11.89cm">
          <text:p text:style-name="P1">check unit_of_work statu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37" draw:id="id37" draw:layer="layout" svg:width="13.7cm" svg:height="2.2cm" svg:x="15.5cm" svg:y="16.59cm">
          <text:p text:style-name="P6">- update SchedulerFreerunEntry log <text:s/></text:p>
          <text:p text:style-name="P6">- notify the worker about existing UOW</text:p>
          <text:p text:style-name="P6">(no UOW operations performed by Scheduler)</text:p>
          <draw:enhanced-geometry svg:viewBox="0 0 21600 21600" draw:type="rectangle" draw:enhanced-path="M 0 0 L 21600 0 21600 21600 0 21600 0 0 Z N"/>
        </draw:custom-shape>
        <draw:custom-shape draw:style-name="gr1" draw:text-style-name="P1" xml:id="id38" draw:id="id38" draw:layer="layout" svg:width="1.067cm" svg:height="1.096cm" svg:x="21.8cm" svg:y="23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1" draw:layer="layout" svg:x1="23.1cm" svg:y1="9.59cm" svg:x2="30.55cm" svg:y2="11.89cm" draw:start-shape="id34" draw:start-glue-point="7" draw:end-shape="id36" draw:end-glue-point="4" svg:d="M23100 9590h7450v2300" svg:viewBox="0 0 7451 2301">
          <text:p/>
        </draw:connector>
        <draw:connector draw:style-name="gr5" draw:text-style-name="P1" draw:layer="layout" svg:x1="26.2cm" svg:y1="13.99cm" svg:x2="22.35cm" svg:y2="16.59cm" draw:start-shape="id36" draw:start-glue-point="5" draw:end-shape="id37" draw:end-glue-point="0" svg:d="M26200 13990h-3850v2600" svg:viewBox="0 0 3851 2601">
          <text:p/>
        </draw:connector>
        <draw:connector draw:style-name="gr5" draw:text-style-name="P1" draw:layer="layout" svg:x1="7.95cm" svg:y1="15.061cm" svg:x2="21.8cm" svg:y2="24.438cm" draw:start-shape="id35" draw:start-glue-point="2" draw:end-shape="id38" draw:end-glue-point="6" svg:d="M7950 15061v9377h13850" svg:viewBox="0 0 13851 9378">
          <text:p/>
        </draw:connector>
        <draw:connector draw:style-name="gr5" draw:text-style-name="P1" draw:layer="layout" draw:line-skew="-0.15cm" svg:x1="22.35cm" svg:y1="18.79cm" svg:x2="22.334cm" svg:y2="23.89cm" draw:start-shape="id37" draw:start-glue-point="2" draw:end-shape="id38" draw:end-glue-point="4" svg:d="M22350 18790v2400h-16v2700" svg:viewBox="0 0 17 5101">
          <text:p/>
        </draw:connector>
        <draw:custom-shape draw:style-name="gr2" draw:text-style-name="P1" xml:id="id39" draw:id="id39" draw:layer="layout" svg:width="13.7cm" svg:height="2.2cm" svg:x="31.8cm" svg:y="16.59cm">
          <text:p text:style-name="P6">- update SchedulerFreerunEntry log <text:s/></text:p>
          <text:p text:style-name="P6">- create new UOW, assign it to the Entry </text:p>
          <text:p text:style-name="P6">- notify the worker about the new UOW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4.9cm" svg:y1="13.99cm" svg:x2="38.65cm" svg:y2="16.59cm" draw:start-shape="id36" draw:start-glue-point="7" draw:end-shape="id39" svg:d="M34900 13990h3750v2600" svg:viewBox="0 0 3751 2601">
          <text:p/>
        </draw:connector>
        <draw:connector draw:style-name="gr5" draw:text-style-name="P1" draw:layer="layout" svg:x1="38.65cm" svg:y1="18.79cm" svg:x2="22.867cm" svg:y2="24.438cm" draw:start-shape="id39" draw:start-glue-point="2" draw:end-shape="id38" draw:end-glue-point="10" svg:d="M38650 18790v5648h-15783" svg:viewBox="0 0 15784 56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.1cm" fo:page-height="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hdan </meta:initial-creator>
    <meta:creation-date>2013-12-31T13:46:22</meta:creation-date>
    <dc:date>2014-10-14T20:54:51.380176662</dc:date>
    <meta:editing-duration>PT1H41M59S</meta:editing-duration>
    <meta:editing-cycles>28</meta:editing-cycles>
    <meta:generator>LibreOffice/4.2.6.3$Linux_X86_64 LibreOffice_project/420m0$Build-3</meta:generator>
    <meta:document-statistic meta:object-count="119"/>
  </office:meta>
</office:document-meta>
</file>